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C00000226198D967D.tif" manifest:media-type="image/tiff"/>
  <manifest:file-entry manifest:full-path="Pictures/10000001000004EC000002267D082091.tif" manifest:media-type="image/tiff"/>
  <manifest:file-entry manifest:full-path="Pictures/10000001000004EC00000226F995F91B.tif" manifest:media-type="image/tiff"/>
  <manifest:file-entry manifest:full-path="Pictures/10000001000004EC00000226E2BFE906.tif" manifest:media-type="image/tiff"/>
  <manifest:file-entry manifest:full-path="Pictures/10000001000004EC0000022645191949.tif" manifest:media-type="image/tiff"/>
  <manifest:file-entry manifest:full-path="Pictures/100000010000064500000645499097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15.5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1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15.5cm" fo:min-width="27.5cm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2" draw:gradient-step-count="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14cm" svg:height="0.962cm" svg:x="1cm" svg:y="1cm">
          <draw:text-box>
            <text:p>Exportação: 42,32 cm de largura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cm" svg:height="10cm" svg:x="16cm" svg:y="1.358cm">
          <draw:image xlink:href="Pictures/10000001000006450000064549909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draw:style-name="gr5">
          <draw:frame draw:style-name="gr4" draw:text-style-name="P5" draw:layer="layout" svg:width="10.31cm" svg:height="4.5cm" svg:x="15.689cm" svg:y="2.4cm">
            <draw:image xlink:href="Pictures/10000001000004EC0000022645191949.tif" xlink:type="simple" xlink:show="embed" xlink:actuate="onLoad" draw:mime-type="image/tiff">
              <text:p/>
            </draw:image>
          </draw:frame>
          <draw:frame draw:style-name="gr4" draw:text-style-name="P5" draw:layer="layout" svg:width="10.31cm" svg:height="4.5cm" svg:x="17.313cm" svg:y="5.346cm">
            <draw:image xlink:href="Pictures/10000001000004EC00000226E2BFE906.tif" xlink:type="simple" xlink:show="embed" xlink:actuate="onLoad" draw:mime-type="image/tiff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draw:style-name="gr5">
          <draw:frame draw:style-name="gr6" draw:text-style-name="P6" draw:layer="layout" svg:width="10.31cm" svg:height="4.5cm" svg:x="15.689cm" svg:y="1.6cm">
            <draw:image xlink:href="Pictures/10000001000004EC00000226F995F91B.tif" xlink:type="simple" xlink:show="embed" xlink:actuate="onLoad" draw:mime-type="image/tiff">
              <text:p/>
            </draw:image>
          </draw:frame>
          <draw:frame draw:style-name="gr6" draw:text-style-name="P6" draw:layer="layout" svg:width="10.31cm" svg:height="4.5cm" svg:x="17.313cm" svg:y="4.546cm">
            <draw:image xlink:href="Pictures/10000001000004EC000002267D082091.tif" xlink:type="simple" xlink:show="embed" xlink:actuate="onLoad" draw:mime-type="image/tiff">
              <text:p/>
            </draw:image>
          </draw:frame>
          <draw:frame draw:style-name="gr6" draw:text-style-name="P6" draw:layer="layout" svg:width="10.31cm" svg:height="4.5cm" svg:x="15.689cm" svg:y="6.8cm">
            <draw:image xlink:href="Pictures/10000001000004EC00000226198D967D.tif" xlink:type="simple" xlink:show="embed" xlink:actuate="onLoad" draw:mime-type="image/tiff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custom-shape draw:style-name="gr7" draw:text-style-name="P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ffffff" draw:end-color="#729fcf" draw:start-intensity="100%" draw:end-intensity="100%" draw:angle="90deg" draw:border="75%">
      <loext:gradient-stop svg:offset="0" loext:color-type="rgb" loext:color-value="#ffffff"/>
      <loext:gradient-stop svg:offset="1" loext:color-type="rgb" loext:color-value="#729fc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9:45:03.350324291</meta:creation-date>
    <dc:date>2024-10-14T10:54:39.949584267</dc:date>
    <meta:editing-duration>PT51M30S</meta:editing-duration>
    <meta:editing-cycles>22</meta:editing-cycles>
    <meta:generator>LibreOffice/24.2.5.2$Linux_X86_64 LibreOffice_project/bffef4ea93e59bebbeaf7f431bb02b1a39ee8a59</meta:generator>
    <meta:document-statistic meta:object-count="45"/>
  </office:meta>
</office:document-meta>
</file>